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-1.251cm" fo:margin-right="0cm" fo:text-indent="0cm" style:auto-text-indent="false"/>
    </style:style>
    <text:list-style style:name="L1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-容器与算法(二)（上）</text:p>
      <text:p text:style-name="Standard"/>
      <text:p text:style-name="Standard">容器用来存储数据，算法用来处理数据。容器有多种，算法的种类更多，两者的组合数目就数不胜数了。如果同样的算法要为每种容器都写一遍，写的时候单调不说，维护起来也很困难。所以我们一直在寻找让算法独立于容器的方法，让同一种算法能适用于所有(或多种)的容器。</text:p>
      <text:p text:style-name="Standard"/>
      <text:p text:style-name="Standard">在开始的时候，我们通过foreach遍历函数＋回调函数的方法，第一次分离了算法和容器，算法不但可以独立于容器变化，而且同时适用于多种容器：大/小写转换函数只需要写一次，就可以在双向链表、动态数组、队列、栈和哈希表等多种容器中重用。</text:p>
      <text:p text:style-name="Standard"/>
      <text:p text:style-name="Standard">前面又我们抽象了容器的接口，容器的使用者不需要关心容器的实现，也就是说同一个算法可以适用于多种不同的容器(不是全部，前面只抽象了线形的容器)。我们用这种方面实现了队列和栈，还重用了双向链表和动态数组的测试程序。</text:p>
      <text:p text:style-name="Standard"/>
      <text:p text:style-name="Standard">可惜上面两种方法仍然不能解决让算法独立于容器的全部问题。这里请读者先实现这样一个算法：</text:p>
      <text:p text:style-name="Standard"/>
      <text:p text:style-name="Standard">o 反序排列容器中的元素：第一个元素与最后一元素交换，第二个元素与倒数第二个元素交换，以此类推。</text:p>
      <text:p text:style-name="Standard"/>
      <text:p text:style-name="Standard">o 这个算法同时适用双向链表和动态数组。</text:p>
      <text:p text:style-name="Standard"/>
      <text:p text:style-name="Standard">o在双向链表和动态数组上的运行效率处于同一级别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这个反序函数的原理很简单，有的读者很快就写出来了：</text:p>
      <text:p text:style-name="Standard"/>
      <text:p text:style-name="Standard">Ret invert(LinearContainer* linear_container) </text:p>
      <text:p text:style-name="Standard">{ </text:p>
      <text:p text:style-name="Standard"><text:s text:c="4"/>int i = 0; </text:p>
      <text:p text:style-name="Standard"><text:s text:c="4"/>int j = 0; </text:p>
      <text:p text:style-name="Standard"><text:s text:c="4"/>void* data1 = NULL; </text:p>
      <text:p text:style-name="Standard"><text:s text:c="4"/>void* data2 = NULL; </text:p>
      <text:p text:style-name="Standard"/>
      <text:p text:style-name="Standard"><text:s text:c="4"/>return_val_if_fail(linear_container != NULL, RET_INVALID_PARAMS); </text:p>
      <text:p text:style-name="Standard"/>
      <text:p text:style-name="Standard"><text:s text:c="4"/>j = linear_container_length(linear_container) - 1; </text:p>
      <text:p text:style-name="Standard"><text:s text:c="4"/>for(; i &lt; j; i++, j--) </text:p>
      <text:p text:style-name="Standard"><text:s text:c="4"/>{ </text:p>
      <text:p text:style-name="Standard"><text:s text:c="8"/>linear_container_get_by_index(linear_container, i, &amp;data1); </text:p>
      <text:p text:style-name="Standard"><text:s text:c="8"/>linear_container_get_by_index(linear_container, j, &amp;data2); </text:p>
      <text:p text:style-name="Standard"><text:s text:c="8"/>linear_container_set_by_index(linear_container, i, data2); </text:p>
      <text:p text:style-name="Standard"><text:s text:c="8"/>linear_container_set_by_index(linear_container, j, data1); </text:p>
      <text:p text:style-name="Standard"><text:s text:c="4"/>} </text:p>
      <text:p text:style-name="Standard"/>
      <text:p text:style-name="Standard"><text:s text:c="4"/>return RET_OK; </text:p>
      <text:p text:style-name="Standard">} </text:p>
      <text:p text:style-name="Standard"/>
      <text:p text:style-name="Standard">这种实现利用我们抽象的 LinearContainer接口，它同时适用于双向链表和动态数组，可惜无法满足第三个条件，双向链表和动态数组的性能差异很大。原因是，动态数组通过偏移量可以定位，而双向链表则需要一个一个的移动指针才能定位，在循环内部调用get_by_index/ set_by_index更加剧它们在性能上的差异。</text:p>
      <text:p text:style-name="Standard"/>
      <text:p text:style-name="Standard">有的读者可能尝试了用foreach去实现，foreach确实很好用，但它的缺点是只能按固定的顺序去遍历元素，不能同时即反序又顺序的遍历，所以用foreach实现上述算法是有点困难的。这里我们引入一个新的概念：迭代器。迭代器是一种更灵活的遍历行为的抽象，它可以按任意顺序去访问容器内的元素，而又不暴露容器的内部结构。</text:p>
      <text:p text:style-name="Standard"/>
      <text:p text:style-name="Standard">在引入迭代器之前，我们分析一下invert的算法，先考虑针对双向链表的实现：</text:p>
      <text:p text:style-name="Standard"/>
      <text:p text:style-name="Standard">1. 定义两个指针，一个指向链表的首结点，一个指向链表的尾结点。</text:p>
      <text:p text:style-name="Standard">2. 交换两个指针指向的内容。</text:p>
      <text:list text:style-name="L1">
        <text:list-header>
          <text:p text:style-name="P1">3. 前面的指针向后移，后面的指针向前移，重复第二步直到两个指针相遇。</text:p>
        </text:list-header>
      </text:list>
      <text:p text:style-name="Standard"/>
      <text:p text:style-name="Standard">仔细看看上面的算法，我们发现在整个过程中，操作的只是两个指针。关于这个指针，它具有下列行为：</text:p>
      <text:p text:style-name="Standard"/>
      <text:p text:style-name="Standard"><text:soft-page-break/>o 获取指针指向的数据。</text:p>
      <text:p text:style-name="Standard">o 设置指针指向的数据。</text:p>
      <text:p text:style-name="Standard">o 指针向后移。</text:p>
      <text:p text:style-name="Standard">o 指针向前移。</text:p>
      <text:p text:style-name="Standard">o 比较的大小。</text:p>
      <text:p text:style-name="Standard"/>
      <text:p text:style-name="Standard">在前面的算法中，指针是依赖于双向链表的，离开了这个特定的容器，我们无法确定指针的行为。那么我们可以对这里指针进行抽象，让它针对不同容器有不同的实现，而算法只关心它的指针这个接口。为了遵循一些约定俗成的规则，我们把这里的指针称为迭代器(iterator)。</text:p>
      <text:p text:style-name="Standard"/>
      <text:p text:style-name="Standard">迭代器(iterator)的接口定义如下：</text:p>
      <text:p text:style-name="Standard"/>
      <text:p text:style-name="Standard">typedef Ret <text:s/>(*IteratorSetFunc)(Iterator* thiz, void* data); </text:p>
      <text:p text:style-name="Standard">typedef Ret <text:s/>(*IteratorGetFunc)(Iterator* thiz, void** data); </text:p>
      <text:p text:style-name="Standard">typedef Ret <text:s/>(*IteratorNextFunc)(Iterator* thiz); </text:p>
      <text:p text:style-name="Standard">typedef Ret <text:s/>(*IteratorPrevFunc)(Iterator* thiz); </text:p>
      <text:p text:style-name="Standard">typedef Ret <text:s/>(*IteratorAdvanceFunc)(Iterator* thiz, int offset); </text:p>
      <text:p text:style-name="Standard">typedef int <text:s/>(*IteratorOffsetFunc)(Iterator* thiz); </text:p>
      <text:p text:style-name="Standard">typedef Ret <text:s/>(*IteratorCloneFunc)(Iterator* thiz, Iterator** cloned); </text:p>
      <text:p text:style-name="Standard">typedef void (*IteratorDestroyFunc)(Iterator* thiz); </text:p>
      <text:p text:style-name="Standard"/>
      <text:p text:style-name="Standard">struct _Iterator </text:p>
      <text:p text:style-name="Standard">{ </text:p>
      <text:p text:style-name="Standard"><text:s text:c="4"/>IteratorSetFunc <text:s text:c="4"/>set; </text:p>
      <text:p text:style-name="Standard"><text:s text:c="4"/>IteratorGetFunc <text:s text:c="4"/>get; </text:p>
      <text:p text:style-name="Standard"><text:s text:c="4"/>IteratorNextFunc <text:s text:c="3"/>next; </text:p>
      <text:p text:style-name="Standard"><text:s text:c="4"/>IteratorPrevFunc <text:s text:c="3"/>prev; </text:p>
      <text:p text:style-name="Standard"><text:s text:c="4"/>IteratorAdvanceFunc advance; </text:p>
      <text:p text:style-name="Standard"><text:s text:c="4"/>IteratorCloneFunc <text:s text:c="2"/>clone; </text:p>
      <text:p text:style-name="Standard"><text:s text:c="4"/>IteratorOffsetFunc <text:s/>offset; </text:p>
      <text:p text:style-name="Standard"><text:s text:c="4"/>IteratorDestroyFunc destroy; </text:p>
      <text:p text:style-name="Standard"/>
      <text:p text:style-name="Standard"><text:s text:c="4"/>char priv[0]; </text:p>
      <text:p text:style-name="Standard">}; </text:p>
      <text:p text:style-name="Standard"/>
      <text:p text:style-name="Standard">为了让迭代器具有更广的适应能力，在其它算法也可以使用，这里增加了几个接口函数：</text:p>
      <text:p text:style-name="Standard"/>
      <text:p text:style-name="Standard">o advance 随机定位迭代器位置，由当前位置和偏移量决定。</text:p>
      <text:p text:style-name="Standard">o offset 得到迭代器的偏移量，主要用作比较迭代器的大小。</text:p>
      <text:p text:style-name="Standard">o clone拷贝一份迭代器。 </text:p>
      <text:p text:style-name="Standard"/>
      <text:p text:style-name="Standard">现在我们来看针对双向链表的实现：</text:p>
      <text:p text:style-name="Standard"/>
      <text:p text:style-name="Standard"><text:soft-page-break/>o 数据结构</text:p>
      <text:p text:style-name="Standard">typedef struct _PrivInfo </text:p>
      <text:p text:style-name="Standard">{ </text:p>
      <text:p text:style-name="Standard"><text:s text:c="4"/>DList* dlist; </text:p>
      <text:p text:style-name="Standard"><text:s text:c="4"/>DListNode* cursor; </text:p>
      <text:p text:style-name="Standard"><text:s text:c="4"/>int offset; </text:p>
      <text:p text:style-name="Standard">}PrivInfo; </text:p>
      <text:p text:style-name="Standard"/>
      <text:p text:style-name="Standard">一个指向双向链表的指针，它表明迭代器所属的容器。</text:p>
      <text:p text:style-name="Standard">一个指向当前结点的指针，它表明迭代器的位置。</text:p>
      <text:p text:style-name="Standard">一个标明当前偏移量的值，目的是提高获取偏移量的速度。</text:p>
      <text:p text:style-name="Standard"/>
      <text:p text:style-name="Standard">o 实现迭代器的函数</text:p>
      <text:p text:style-name="Standard">static Ret <text:s/>dlist_iterator_set(Iterator* thiz, void* data) </text:p>
      <text:p text:style-name="Standard">{ </text:p>
      <text:p text:style-name="Standard"><text:s text:c="4"/>PrivInfo* priv = (PrivInfo*)thiz-&gt;priv; </text:p>
      <text:p text:style-name="Standard"><text:s text:c="4"/>return_val_if_fail(priv-&gt;cursor != NULL &amp;&amp; priv-&gt;dlist != NULL, RET_INVALID_PARAMS); </text:p>
      <text:p text:style-name="Standard"/>
      <text:p text:style-name="Standard"><text:s text:c="4"/>priv-&gt;cursor-&gt;data = data; </text:p>
      <text:p text:style-name="Standard"/>
      <text:p text:style-name="Standard"><text:s text:c="4"/>return RET_OK; </text:p>
      <text:p text:style-name="Standard">} </text:p>
      <text:p text:style-name="Standard"/>
      <text:p text:style-name="Standard">static Ret <text:s/>dlist_iterator_next(Iterator* thiz) </text:p>
      <text:p text:style-name="Standard">{ </text:p>
      <text:p text:style-name="Standard"><text:s text:c="4"/>Ret ret = RET_FAIL; </text:p>
      <text:p text:style-name="Standard"><text:s text:c="4"/>PrivInfo* priv = (PrivInfo*)thiz-&gt;priv; </text:p>
      <text:p text:style-name="Standard"><text:s text:c="4"/>return_val_if_fail(priv-&gt;cursor != NULL &amp;&amp; priv-&gt;dlist != NULL, RET_INVALID_PARAMS); </text:p>
      <text:p text:style-name="Standard"/>
      <text:p text:style-name="Standard"><text:s text:c="4"/>if(priv-&gt;cursor-&gt;next != NULL) </text:p>
      <text:p text:style-name="Standard"><text:s text:c="4"/>{ </text:p>
      <text:p text:style-name="Standard"><text:s text:c="8"/>priv-&gt;cursor = priv-&gt;cursor-&gt;next; </text:p>
      <text:p text:style-name="Standard"><text:s text:c="8"/>priv-&gt;offset++; </text:p>
      <text:p text:style-name="Standard"/>
      <text:p text:style-name="Standard"><text:s text:c="8"/>ret = RET_OK; </text:p>
      <text:p text:style-name="Standard"><text:s text:c="4"/>} </text:p>
      <text:p text:style-name="Standard"/>
      <text:p text:style-name="Standard"><text:s text:c="4"/>return ret; </text:p>
      <text:p text:style-name="Standard">} </text:p>
      <text:p text:style-name="Standard"/>
      <text:p text:style-name="Standard">...</text:p>
      <text:p text:style-name="Standard">从这些代码可以看出，双向链表的迭代器其实就是对双向链表结点的包装，经过这个包装<text:soft-page-break/>之后，可以访问具体的结点而又不暴露双向链表的内部实现，并且调用者不再依赖双向链表了。</text:p>
      <text:p text:style-name="Standard"/>
      <text:p text:style-name="Standard">o 创建函数</text:p>
      <text:p text:style-name="Standard"/>
      <text:p text:style-name="Standard">Iterator* dlist_iterator_create(DList* dlist) </text:p>
      <text:p text:style-name="Standard">{ </text:p>
      <text:p text:style-name="Standard"><text:s text:c="4"/>Iterator* thiz = NULL; </text:p>
      <text:p text:style-name="Standard"><text:s text:c="4"/>return_val_if_fail(dlist != NULL, NULL); </text:p>
      <text:p text:style-name="Standard"/>
      <text:p text:style-name="Standard"><text:s text:c="4"/>if((thiz = malloc(sizeof(Iterator) + sizeof(PrivInfo))) != NULL) </text:p>
      <text:p text:style-name="Standard"><text:s text:c="4"/>{ </text:p>
      <text:p text:style-name="Standard"><text:s text:c="8"/>PrivInfo* priv = (PrivInfo*)thiz-&gt;priv; </text:p>
      <text:p text:style-name="Standard"/>
      <text:p text:style-name="Standard"><text:s text:c="8"/>thiz-&gt;set <text:s text:c="5"/>= <text:s/>dlist_iterator_set; </text:p>
      <text:p text:style-name="Standard"><text:s text:c="8"/>thiz-&gt;get <text:s text:c="5"/>= <text:s/>dlist_iterator_get; </text:p>
      <text:p text:style-name="Standard"><text:s text:c="8"/>thiz-&gt;next <text:s text:c="4"/>= <text:s/>dlist_iterator_next; </text:p>
      <text:p text:style-name="Standard"><text:s text:c="8"/>thiz-&gt;prev <text:s text:c="4"/>= <text:s/>dlist_iterator_prev; </text:p>
      <text:p text:style-name="Standard"><text:s text:c="8"/>thiz-&gt;advance <text:s/>= <text:s/>dlist_iterator_advance; </text:p>
      <text:p text:style-name="Standard"><text:s text:c="8"/>thiz-&gt;clone <text:s text:c="3"/>= <text:s/>dlist_iterator_clone; </text:p>
      <text:p text:style-name="Standard"><text:s text:c="8"/>thiz-&gt;offset <text:s text:c="2"/>= <text:s/>dlist_iterator_offset; </text:p>
      <text:p text:style-name="Standard"><text:s text:c="8"/>thiz-&gt;destroy <text:s/>= <text:s/>dlist_iterator_destroy; </text:p>
      <text:p text:style-name="Standard"/>
      <text:p text:style-name="Standard"><text:s text:c="8"/>priv-&gt;dlist <text:s/>= dlist; </text:p>
      <text:p text:style-name="Standard"><text:s text:c="8"/>priv-&gt;cursor = dlist-&gt;first; </text:p>
      <text:p text:style-name="Standard"><text:s text:c="8"/>priv-&gt;offset = 0; </text:p>
      <text:p text:style-name="Standard"><text:s text:c="4"/>} </text:p>
      <text:p text:style-name="Standard"/>
      <text:p text:style-name="Standard"><text:s text:c="4"/>return thiz; </text:p>
      <text:p text:style-name="Standard">} </text:p>
      <text:p text:style-name="Standard"/>
      <text:p text:style-name="Standard">这里我们还遇到另外一个难题：双向链表的迭代器的实现放在哪里？放在dlist.c里还是单独的文件里，放在单独的文件里可读性更强，但是在访问双向链表的内部数据时会遇到一些麻烦。最后选择是：</text:p>
      <text:p text:style-name="Standard"/>
      <text:p text:style-name="Standard">o dlist_iterator.h提供独立的文件。</text:p>
      <text:p text:style-name="Standard">o dlist_iterator.c也提供独立的文件，但是它不直接参与编译，而是在dlist.c里include它。 </text:p>
      <text:p text:style-name="Standard"/>
      <text:p text:style-name="Standard">这样就两全其美了：维护方便又可以访问双向链表的内部数据结构。</text:p>
      <text:p text:style-name="Standard"/>
      <text:p text:style-name="Standard">最后我们来看看用迭代器实现的invert函数：</text:p>
      <text:p text:style-name="Standard"/>
      <text:p text:style-name="Standard">Ret invert(Iterator* forward, Iterator* backward) </text:p>
      <text:p text:style-name="Standard"><text:soft-page-break/>{ </text:p>
      <text:p text:style-name="Standard"><text:s text:c="4"/>void* data1 = NULL; </text:p>
      <text:p text:style-name="Standard"><text:s text:c="4"/>void* data2 = NULL; </text:p>
      <text:p text:style-name="Standard"><text:s text:c="4"/>return_val_if_fail(forward != NULL &amp;&amp; backward != NULL, RET_INVALID_PARAMS); </text:p>
      <text:p text:style-name="Standard"/>
      <text:p text:style-name="Standard"><text:s text:c="4"/>for(; iterator_offset(forward) &lt; iterator_offset(backward); iterator_next(forward), iterator_prev(backward)) </text:p>
      <text:p text:style-name="Standard"><text:s text:c="4"/>{ </text:p>
      <text:p text:style-name="Standard"><text:s text:c="8"/>iterator_get(forward, &amp;data1); </text:p>
      <text:p text:style-name="Standard"><text:s text:c="8"/>iterator_get(backward, &amp;data2); </text:p>
      <text:p text:style-name="Standard"><text:s text:c="8"/>iterator_set(forward, data2); </text:p>
      <text:p text:style-name="Standard"><text:s text:c="8"/>iterator_set(backward, data1); </text:p>
      <text:p text:style-name="Standard"><text:s text:c="4"/>} </text:p>
      <text:p text:style-name="Standard"/>
      <text:p text:style-name="Standard"><text:s text:c="4"/>return RET_OK; </text:p>
      <text:p text:style-name="Standard">} </text:p>
      <text:p text:style-name="Standard"/>
      <text:p text:style-name="Standard">invert算法同时适用于双向链表和动态数组，而且它们的运行效率相差不大，至少对于双向链表来说已经是比较高效的实现了。</text:p>
      <text:p text:style-name="Standard"/>
      <text:p text:style-name="Standard">迭代器模式是一种重要的模式，在C＋＋的标准模板库(STL)中有大量的应用。老的C程序员通常是运行效率至上的，所以要在优雅的设计和性能之间做出选择时，他们通常选择后者，所以很少看到C语言实现的容器提供迭代器，那也不足为奇。重要的是我们学习这种方法，并在适当的时候运用它。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ot</meta:initial-creator>
    <meta:creation-date>2009-03-12T09:54:54</meta:creation-date>
    <dc:creator>lixianjing</dc:creator>
    <dc:date>2009-03-19T11:29:00</dc:date>
    <meta:editing-cycles>226</meta:editing-cycles>
    <meta:editing-duration>PT2H15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41" meta:word-count="1321" meta:character-count="5201"/>
  </office:meta>
</office:document-meta>
</file>